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font-name="Courier 10 Pitch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 Don't Sca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Kernel Recipes 2016,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mpossible to volunteer new co-maintainers</text:p>
              </text:list-item>
              <text:list-item>
                <text:p>perception of bottleneck in running</text:p>
                <text:p><text:span text:style-name="T3">$ git apply-mbo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… 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ubmaintainers or topic trees (arm-soc model)</text:p>
              </text:list-item>
              <text:list-item>
                <text:p>moar scripts! (gregkh mode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after) KS 2015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Linus endorsing group maintainer models</text:p>
              </text:list-item>
              <text:list-item>
                <text:p>2 maintainers, ~15 committers</text:p>
              </text:list-item>
              <text:list-item>
                <text:p>… it's just a big gro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aster failed to materializ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over the top happy contributors</text:p>
              </text:list-item>
              <text:list-item>
                <text:p>much better mesh collaboration</text:p>
              </text:list-item>
              <text:list-item>
                <text:p>now suddenly a bored maintainer</text:p>
              </text:list-item>
              <text:list-item>
                <text:p>commit rights is a really good carrot</text:p>
              </text:list-item>
              <text:list-item>
                <text:p>bonus: distributed integration conflict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ntainer as a servic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oordination with other trees</text:p>
              </text:list-item>
              <text:list-item>
                <text:p>consensus engineering</text:p>
              </text:list-item>
              <text:list-item>
                <text:p>connecting people</text:p>
              </text:list-item>
              <text:list-item>
                <text:p>pull requests &amp; nonlinear commits</text:p>
              </text:list-item>
              <text:list-item>
                <text:p>taking the bl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a team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on-maintainer reviews as the norm</text:p>
              </text:list-item>
              <text:list-item>
                <text:p>consistent group</text:p>
              </text:list-item>
              <text:list-item>
                <text:p>drive-by contributions as a mino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docs&amp;tool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im maintainer tools: <text:span text:style-name="T4"><text:a xlink:href="https://cgit.freedesktop.org/drm/drm-intel/log/?h=maintainer-tools" xlink:type="simple">https://cgit.freedesktop.org/drm/drm-intel/log/?h=maintainer-tools</text:a></text:span></text:p>
              </text:list-item>
              <text:list-item>
                <text:p><text:span text:style-name="T5">process documentation:</text:span><text:span text:style-name="T4"><text:a xlink:href="https://01.org/linuxgraphics/gfx-docs/maintainer-tools/drm-intel.html" xlink:type="simple">https://01.org/linuxgraphics/gfx-docs/maintainer-tools/drm-intel.html</text:a></text:span></text:p>
              </text:list-item>
              <text:list-item>
                <text:p>manpage, bash completion &amp; kitchen si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CI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GT gpu tools&amp;tests: <text:a xlink:href="https://cgit.freedesktop.org/drm/igt-gpu-tools/" xlink:type="simple">https://cgit.freedesktop.org/drm/igt-gpu-tools/</text:a></text:p>
              </text:list-item>
              <text:list-item>
                <text:p>series-aware patchwork to tie into m-l</text:p>
              </text:list-item>
              <text:list-item>
                <text:p>hard prob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rough consensu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efaulting to no action</text:p>
              </text:list-item>
              <text:list-item>
                <text:p>agreement on goals and target</text:p>
              </text:list-item>
              <text:list-item>
                <text:p>disagreement on the path is acceptable</text:p>
              </text:list-item>
              <text:list-item>
                <text:p>stakeholders = committers/regular contribu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bugfix 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ll bugfixes applied to -next</text:p>
              </text:list-item>
              <text:list-item>
                <text:p>only maintainers cherry-pick to -fixes</text:p>
              </text:list-item>
              <text:list-item>
                <text:p><text:span text:style-name="T3">git merge -X ours</text:span> for backmerges</text:p>
              </text:list-item>
              <text:list-item>
                <text:p>scripted using Fixes: tags (maybe git notes in the futur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more scalable leaf maintainer model</text:p>
              </text:list-item>
              <text:list-item>
                <text:p>(big) group resilience</text:p>
              </text:list-item>
              <text:list-item>
                <text:p>integrates into the maintainer hierarchy</text:p>
              </text:list-item>
              <text:list-item>
                <text:p>now rolling out for drm-mis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3DT3H22M6S</meta:editing-duration>
    <meta:editing-cycles>57</meta:editing-cycles>
    <meta:generator>LibreOffice/5.2.0.4$Linux_X86_64 LibreOffice_project/20m0$Build-4</meta:generator>
    <dc:date>2016-08-25T21:10:58.758115347</dc:date>
    <meta:document-statistic meta:object-count="73"/>
  </office:meta>
</office:document-meta>
</file>